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9">
      <style:paragraph-properties fo:margin-top="0in" fo:margin-bottom="0in" style:contextual-spacing="false"/>
    </style:style>
    <style:style style:name="T1" style:family="text">
      <style:text-properties officeooo:rsid="00184b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ROS 2 Turtlesim Lab Report</text:span></text:h>
      <text:h text:style-name="Heading_20_2" text:outline-level="2"><text:span text:style-name="Strong_20_Emphasis">1. Objective</text:span></text:h>
      <text:p text:style-name="Text_20_body">The objective of this lab was to understand and implement core ROS 2 concepts including launch files, rosbag for data recording and playback, rqt for visualization, and developing a custom node to implement a follow-the-leader behavior in turtlesim.</text:p>
      <text:p text:style-name="Horizontal_20_Line"/>
      <text:h text:style-name="Heading_20_2" text:outline-level="2"><text:span text:style-name="Strong_20_Emphasis">2. Introduction</text:span></text:h>
      <text:p text:style-name="Text_20_body">ROS 2 (Robot Operating System 2) is a middleware framework used for developing robotic systems. It enables communication between different nodes using topics, services, and actions. In this lab, the turtlesim simulator was used to demonstrate these concepts in a simple environment.</text:p>
      <text:p text:style-name="Horizontal_20_Line"/>
      <text:h text:style-name="Heading_20_2" text:outline-level="2"><text:span text:style-name="Strong_20_Emphasis">3. ROS 2 Launch File</text:span></text:h>
      <text:p text:style-name="Text_20_body">A launch file allows multiple ROS 2 nodes to be executed simultaneously with predefined configurations.</text:p>
      <text:h text:style-name="Heading_20_3" text:outline-level="3">Implementation:</text:h>
      <text:p text:style-name="Text_20_body">A custom launch file was created to start:</text:p>
      <text:list xml:id="list82657627" text:style-name="L1">
        <text:list-item>
          <text:p text:style-name="P2"><text:span text:style-name="Source_20_Text">turtlesim_node</text:span> (simulation) </text:p>
        </text:list-item>
        <text:list-item>
          <text:p text:style-name="P1"><text:span text:style-name="Source_20_Text">turtle_teleop_key</text:span> (keyboard control) </text:p>
        </text:list-item>
      </text:list>
      <text:h text:style-name="Heading_20_3" text:outline-level="3">Outcome:</text:h>
      <text:p text:style-name="Text_20_body">The launch file successfully initialized the simulation environment and enabled control of the turtle using keyboard inputs.</text:p>
      <text:p text:style-name="Horizontal_20_Line"/>
      <text:h text:style-name="Heading_20_2" text:outline-level="2"><text:span text:style-name="Strong_20_Emphasis">4. Rosbag Recording and Playback</text:span></text:h>
      <text:p text:style-name="Text_20_body">Rosbag is used to record and replay topic data for analysis and debugging.</text:p>
      <text:h text:style-name="Heading_20_3" text:outline-level="3">Topics Recorded:</text:h>
      <text:list xml:id="list1360762344" text:style-name="L2">
        <text:list-item>
          <text:p text:style-name="P4"><text:span text:style-name="Source_20_Text">/turtle1/pose</text:span> </text:p>
        </text:list-item>
        <text:list-item>
          <text:p text:style-name="P3"><text:span text:style-name="Source_20_Text">/turtle1/cmd_vel</text:span></text:p>
        </text:list-item>
      </text:list>
      <text:h text:style-name="Heading_20_3" text:outline-level="3"><text:soft-page-break/>Observations:</text:h>
      <text:list xml:id="list2849263095" text:style-name="L3">
        <text:list-item>
          <text:p text:style-name="P6">A total of <text:span text:style-name="Strong_20_Emphasis">6449 messages</text:span> were recorded. </text:p>
        </text:list-item>
        <text:list-item>
          <text:p text:style-name="P6"><text:span text:style-name="Source_20_Text">/turtle1/pose</text:span> had high-frequency data (continuous motion tracking). </text:p>
        </text:list-item>
        <text:list-item>
          <text:p text:style-name="P5"><text:span text:style-name="Source_20_Text">/turtle1/cmd_vel</text:span> had fewer messages due to manual keyboard input. </text:p>
        </text:list-item>
      </text:list>
      <text:h text:style-name="Heading_20_3" text:outline-level="3">Playback:</text:h>
      <text:p text:style-name="Text_20_body">The recorded data was successfully replayed using rosbag, and the turtle reproduced the same motion as recorded.</text:p>
      <text:p text:style-name="Horizontal_20_Line"/>
      <text:h text:style-name="Heading_20_2" text:outline-level="2"><text:span text:style-name="Strong_20_Emphasis">5. Data Visualization using rqt</text:span></text:h>
      <text:p text:style-name="Text_20_body">The <text:span text:style-name="Source_20_Text">rqt_plot</text:span> tool was used to visualize topic data.</text:p>
      <text:h text:style-name="Heading_20_3" text:outline-level="3">Plotted Topic:</text:h>
      <text:list xml:id="list1035871856" text:style-name="L4">
        <text:list-item>
          <text:p text:style-name="P7"><text:span text:style-name="Source_20_Text">/turtle1/pose/x</text:span> </text:p>
        </text:list-item>
      </text:list>
      <text:h text:style-name="Heading_20_3" text:outline-level="3">Observations:</text:h>
      <text:list xml:id="list1222160670" text:style-name="L5">
        <text:list-item>
          <text:p text:style-name="P9">A continuous graph was observed representing the movement of the turtle. </text:p>
        </text:list-item>
        <text:list-item>
          <text:p text:style-name="P8">The plot confirmed real-time variation in position data. </text:p>
        </text:list-item>
      </text:list>
      <text:p text:style-name="Horizontal_20_Line"/>
      <text:h text:style-name="Heading_20_2" text:outline-level="2"><text:span text:style-name="Strong_20_Emphasis">6. Follow-the-Leader Implementation</text:span></text:h>
      <text:p text:style-name="Text_20_body">A custom ROS 2 node was developed to implement a follow-the-leader behavior.</text:p>
      <text:h text:style-name="Heading_20_3" text:outline-level="3">Working Principle:</text:h>
      <text:list xml:id="list1148701857" text:style-name="L6">
        <text:list-item>
          <text:p text:style-name="P11">The node subscribes to: </text:p>
          <text:list>
            <text:list-item>
              <text:p text:style-name="P11"><text:span text:style-name="Source_20_Text">/turtle1/pose</text:span> (leader) </text:p>
            </text:list-item>
            <text:list-item>
              <text:p text:style-name="P11"><text:span text:style-name="Source_20_Text">/turtle2/pose</text:span> (follower) </text:p>
            </text:list-item>
          </text:list>
        </text:list-item>
        <text:list-item>
          <text:p text:style-name="P11">It publishes velocity commands to: </text:p>
          <text:list>
            <text:list-item>
              <text:p text:style-name="P10"><text:span text:style-name="Source_20_Text">/turtle2/cmd_vel</text:span> </text:p>
            </text:list-item>
          </text:list>
        </text:list-item>
      </text:list>
      <text:h text:style-name="Heading_20_3" text:outline-level="3">Control Strategy:</text:h>
      <text:list xml:id="list219177423" text:style-name="L7">
        <text:list-item>
          <text:p text:style-name="P13">Distance and angle between the two turtles were calculated. </text:p>
        </text:list-item>
        <text:list-item>
          <text:p text:style-name="P12">A proportional control approach was used to adjust linear and angular velocities. </text:p>
        </text:list-item>
      </text:list>
      <text:h text:style-name="Heading_20_3" text:outline-level="3">Outcome:</text:h>
      <text:list xml:id="list2466563452" text:style-name="L8">
        <text:list-item>
          <text:p text:style-name="P15">The second turtle successfully followed the first turtle. </text:p>
        </text:list-item>
        <text:list-item>
          <text:p text:style-name="P14">A slight delay and oscillation were observed due to simple control logic. </text:p>
        </text:list-item>
      </text:list>
      <text:p text:style-name="Horizontal_20_Line"><text:soft-page-break/></text:p>
      <text:h text:style-name="Heading_20_2" text:outline-level="2"><text:span text:style-name="Strong_20_Emphasis">7. Conclusion</text:span></text:h>
      <text:p text:style-name="Text_20_body">This lab provided hands-on experience with:</text:p>
      <text:list xml:id="list4219271679" text:style-name="L9">
        <text:list-item>
          <text:p text:style-name="P17">Launching multiple ROS 2 nodes </text:p>
        </text:list-item>
        <text:list-item>
          <text:p text:style-name="P17">Recording and replaying data using rosbag </text:p>
        </text:list-item>
        <text:list-item>
          <text:p text:style-name="P17">Visualizing data using rqt </text:p>
        </text:list-item>
        <text:list-item>
          <text:p text:style-name="P16">Developing a custom control node </text:p>
        </text:list-item>
      </text:list>
      <text:p text:style-name="Text_20_body"><text:span text:style-name="T1">T</text:span>he follow-the-leader task demonstrated basic robotic control using real-time sensor data and topic-based communica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1T20:07:53.064177434</meta:creation-date>
    <dc:date>2026-04-21T20:11:39.477288902</dc:date>
    <meta:editing-duration>PT3M47S</meta:editing-duration>
    <meta:editing-cycles>1</meta:editing-cycles>
    <meta:document-statistic meta:table-count="0" meta:image-count="0" meta:object-count="0" meta:page-count="3" meta:paragraph-count="52" meta:word-count="382" meta:character-count="2560" meta:non-whitespace-character-count="2231"/>
    <meta:generator>LibreOffice/7.3.7.2$Linux_X86_64 LibreOffice_project/30$Build-2</meta:generator>
  </office:meta>
</office:document-meta>
</file>